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Hei Pro" svg:font-family="LiHei Pro"/>
    <style:font-face style:name="PingFang TC" svg:font-family="PingFang TC"/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LiHei Pro" fo:font-size="12.0pt"/>
    </style:style>
    <style:style style:name="P2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3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P4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P5" style:family="paragraph" style:parent-style-name="Standard">
      <style:paragraph-properties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4" style:family="text">
      <style:text-properties style:font-name="Times" fo:font-style="italic" fo:font-style-asian="italic" fo:font-style-complex="italic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<text:span text:style-name="T1">陳真   |  2020.03.02 00:16   |   </text:span><text:a xlink:type="simple" xlink:href="http://palinfo.habago.org/Entry?Command=Information_PrintForum&amp;iPage=1#FORUM38827"><text:span text:style-name="T2">#</text:span></text:a></text:p>
      <text:p text:style-name="P3"><text:span text:style-name="T1">這是有關陳明忠的一個視頻，不是刻意挑，而只是剛好看到：</text:span><text:span text:style-name="T3"><text:line-break/><text:line-break/></text:span><text:a xlink:type="simple" xlink:href="https://bit.ly/2PDYOD5"><text:span text:style-name="T4">https://bit.ly/2PDYOD5</text:span></text:a><text:span text:style-name="T3"><text:line-break/><text:line-break/></text:span><text:span text:style-name="T1">想請大家看，主要是因為裏頭有陳明忠的發言，還有一位陳鼓應，85歲了，看起來還很硬朗；研究老莊，殷海光的學生，原先在台大哲學系教書。</text:span><text:span text:style-name="T3"><text:line-break/><text:line-break/></text:span><text:span text:style-name="T1">1978年，陳鼓應和陳婉真聯合參選立委與國大代表。當年選舉，因為台美斷交而喊停。</text:span><text:span text:style-name="T3"><text:line-break/><text:line-break/></text:span><text:span text:style-name="T1">我不認識陳鼓應，但認識 「台建 」 (台灣建國組織) 的陳婉真。一個統，一個獨，在當年是可以聯合一起參選的。這也表明了，在當時那個年代，統獨的區分其實並不明顯，黨外是既統又獨、有統有獨的，大家的合作基礎是反對國民黨的獨裁恐怖統治，而非統獨。差不多將近十年後，也就是八零年代中期，統獨才分道揚鑣。</text:span><text:span text:style-name="T3"><text:line-break/><text:line-break/></text:span><text:span text:style-name="T1">我在八零年代末，被國民黨政府以「企圖分裂國土」及「煽惑群眾內亂企圖顛覆政府」兩項罪名控告叛亂。這案子折騰了好幾年。面對拘提以及情治單位的各種威脅利誘，我始終拒絕出庭受審，後來卻沒有坐牢，並不是因為國民黨很仁慈，而是因為李登輝實質掌權後，在美國的指使下，大約從1990年便開始有計畫地推展台獨，包括強力動員學生 (所謂「野百合」) 鬥爭所謂 「非主流派」，妖魔化外省統派政治勢力，高舉 「本土 」大旗，宣揚所謂台灣主權。幾年後，也就是九零年代中期，台獨就成為台灣一個主要政治勢力。</text:span><text:span text:style-name="T3"><text:line-break/><text:line-break/></text:span><text:span text:style-name="T1">十年後，九零年代末， 「愛台灣」登場，以 「親中賣台」罪名強力塑造內部敵人，進一步走向法西斯，迫害與打壓統派。</text:span><text:span text:style-name="T3"><text:line-break/><text:line-break/></text:span><text:span text:style-name="T1">接下來進入21世紀，一直到現在，這二十年來的所謂「民主化」，所作所為無非就是竄改歷史，竄改教科書，目的就是進一步消滅統派，並且在美國的強力主導下，毫無遮掩地設定仇中反華的洗腦基調，讓兩岸重新走向對抗，並且極其反人性地拼命加深仇恨大陸人的社會氛圍，讓年輕一代視自己的祖先為恥辱，視同胞為仇敵。</text:span><text:span text:style-name="T3"><text:line-break/><text:line-break/></text:span><text:span text:style-name="T1">現在是2020年，接下來歷史會怎麼走我不知道。我確信兩岸統一的必然結果，但我不確定統一的過程將會如何；是戰是和，是悲或喜，其實相當程度取決於台灣人是否認清誰才是真正的敵人，從而做出正確的判斷與選擇。</text:span><text:span text:style-name="T3"><text:line-break/><text:line-break/></text:span><text:span text:style-name="T1">歷史總是無情的，一旦誤判是非，走錯方向，後果即便慘烈，即便是千百萬人的身家性命財產的毀滅，其實在人類歷史長河中也不過只是一段微不足道的小插曲，但是對當事人而言，卻是難以承擔的代價與災難。</text:span><text:span text:style-name="T3"><text:line-break/><text:line-break/></text:span><text:span text:style-name="T1">島內長年的兒戲政治，教養出幾乎是一整個世代甚至是一整個社會的腦殘，以為政治只是一種娛樂，一場球賽，一種訴諸耍嘴皮的灑口水比賽。這項長達二十幾年的全民愚化工程，在我看來還是能夠被顛覆的，但也只能依靠我們自身的努力，而非依靠他人。</text:span><text:span text:style-name="T3"><text:line-break/><text:line-break/></text:span><text:span text:style-name="T1">簡單說：唯一出路就是自救；不是依靠哪個英雄豪傑或賢人志士的帶領，而是依靠每一個腦子清醒且尚未絕望者的積極作為與表態。</text:span><text:span text:style-name="T3"><text:line-break/><text:line-break/></text:span><text:span text:style-name="T1">政治這東西是這樣：你不理它，它還是會理你，事實上你不可能置身事外。因此，我們最好能及時面對它，而不要以為自己可以袖手旁觀而不用付出代價。</text:span></text:p>
      <text:p text:style-name="P2"><text:span text:style-name="T1">陳真   |  2020.03.01 00:39   |   </text:span><text:a xlink:type="simple" xlink:href="http://palinfo.habago.org/Entry?Command=Information_PrintForum&amp;iPage=1#FORUM38826"><text:span text:style-name="T2">#</text:span></text:a></text:p>
      <text:p text:style-name="P3"><text:span text:style-name="T1">I am in this world but not of it.</text:span><text:span text:style-name="T3"><text:line-break/><text:line-break/></text:span><text:span text:style-name="T1">--J.D.Salinger</text:span></text:p>
      <text:p text:style-name="P2"><text:span text:style-name="T1">陳真   |  2020.03.01 00:21   |   </text:span><text:a xlink:type="simple" xlink:href="http://palinfo.habago.org/Entry?Command=Information_PrintForum&amp;iPage=1#FORUM38825"><text:span text:style-name="T2">#</text:span></text:a></text:p>
      <text:p text:style-name="P4"><text:span text:style-name="T1">(續)</text:span><text:span text:style-name="T3"><text:line-break/><text:line-break/></text:span><text:span text:style-name="T1">島內時代可分兩期，前期要命，後期窩囊。前期才需勇氣，因為你不知自己及家人能有幾個明天。後期則只是存心自我做賤，然而，卻居然得跟蛆類生物與沒出息的人渣一同對比。人勝過蛆、勝過人渣，很榮耀嗎？說兩句環境髒亂、到處是蛆，需要什麼勇氣或勇敢？需要什麼 "戰力"？需要跟誰戰什麼？我有那麼沒出息嗎？我會在蛆的小世界裏 "爆紅"？然後去揭人家的什麼底？有可能嗎？我有那麼低能與無聊嗎？我是這樣那樣的人嗎？</text:span><text:span text:style-name="T3"><text:line-break/><text:line-break/></text:span><text:span text:style-name="T1">總之，講什麼都行，拜託別講到我身上來。網路世界我沒法管，但這版面拜託就讓我留點最後的一絲尊嚴。</text:span><text:span text:style-name="T3"><text:line-break/><text:line-break/></text:span><text:span text:style-name="T1">我知萬康兄是抬舉，但我看自己要遠比這個大，更遠比這個小。</text:span><text:span text:style-name="T3"><text:line-break/><text:line-break/></text:span><text:span text:style-name="T1">2018年3月28日，維根斯坦最仰慕的詩人Friedrich Hölderlin 給我寄來一張卡片，上面引用一句他生平很喜歡的話，那是耶穌會創始人Ignacio de Loyola 的墓誌銘：</text:span><text:span text:style-name="T3"><text:line-break/><text:line-break/></text:span><text:span text:style-name="T1">“Non coerceri maximo, contineri tamen a minimo, divinum est.”</text:span><text:span text:style-name="T3"><text:line-break/><text:line-break/></text:span><text:span text:style-name="T1">翻譯成英文就是：</text:span><text:span text:style-name="T3"><text:line-break/><text:line-break/></text:span><text:span text:style-name="T1">“To suffer no restriction from anything however great, and yet to be contained in the tiniest of things, that is divine.”</text:span><text:span text:style-name="T3"><text:line-break/><text:line-break/></text:span><text:span text:style-name="T1">我給翻成中文如下：</text:span><text:span text:style-name="T3"><text:line-break/><text:line-break/></text:span><text:span text:style-name="T1">"無礙於至大，有容於至小，是為神聖。"</text:span><text:span text:style-name="T3"><text:line-break/><text:line-break/></text:span><text:span text:style-name="T1">活著，比最大還大，比最小還小。如是我聞。</text:span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